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Impl.setTransactionIsolation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ge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Statement( String sql , int autoGenerated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native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Impl.setTyp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ConnectionImpl( PooledConnectionImpl pooledConnection ,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Impl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mpl.ge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Impl.setAutoCommi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set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get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createStatement(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Impl.clear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assert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Impl.prepareCall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setSave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Statement( String sql , int columnIndex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Statement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Impl.getHold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Cal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Statement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rollback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Call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Impl.prepareStatement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Impl.createStatement(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Impl.setHoldability( int 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prepareStatement( String sql , String columnNam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releaseSavepoint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get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mpl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